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4.00pt" fo:font-weight="bold" fo:font-family="'Liberation Sans'" style:font-family-asian="'Liberation Sans'" style:font-family-complex="'Liberation Sans'"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4.00pt" fo:font-weight="bold" fo:font-family="'Liberation Sans'" style:font-family-asian="'Liberation Sans'" style:font-family-complex="'Liberation Sans'"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4.00pt" fo:font-weight="bold" fo:font-family="'Liberation Sans'" style:font-family-asian="'Liberation Sans'" style:font-family-complex="'Liberation Sans'"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4.00pt" fo:font-weight="bold" fo:font-family="'Liberation Sans'" style:font-family-asian="'Liberation Sans'" style:font-family-complex="'Liberation Sans'"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4.00pt" fo:font-weight="bold" fo:font-family="'Liberation Sans'" style:font-family-asian="'Liberation Sans'" style:font-family-complex="'Liberation Sans'"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4.00pt" fo:font-weight="bold" fo:font-family="'Liberation Sans'" style:font-family-asian="'Liberation Sans'" style:font-family-complex="'Liberation Sans'"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4.00pt" fo:font-weight="bold" fo:font-family="'Liberation Sans'" style:font-family-asian="'Liberation Sans'" style:font-family-complex="'Liberation Sans'"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4.00pt" fo:font-weight="bold" fo:font-family="'Liberation Sans'" style:font-family-asian="'Liberation Sans'" style:font-family-complex="'Liberation Sans'"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15.00%" fo:text-align="center" fo:margin-bottom="7.00pt"/>
    </style:style>
    <style:style style:name="P3" style:family="paragraph">
      <style:paragraph-properties fo:line-height="115.00%" fo:text-align="left" fo:margin-bottom="7.00pt"/>
    </style:style>
    <style:style style:name="P4" style:family="paragraph">
      <style:paragraph-properties fo:line-height="100.00%" fo:text-align="left" fo:margin-top="12.00pt" fo:margin-bottom="6.00pt"/>
    </style:style>
    <style:style style:name="P5" style:family="paragraph">
      <style:paragraph-properties fo:line-height="115.00%" fo:text-align="left" fo:margin-bottom="7.00pt"/>
    </style:style>
    <style:style style:name="P6" style:family="paragraph">
      <style:paragraph-properties fo:line-height="100.00%" fo:text-align="left" fo:margin-top="12.00pt" fo:margin-bottom="6.00pt"/>
    </style:style>
    <style:style style:name="P7" style:family="paragraph">
      <style:paragraph-properties fo:line-height="115.00%" fo:text-align="left" fo:margin-bottom="7.00pt"/>
    </style:style>
    <style:style style:name="P8" style:family="paragraph">
      <style:paragraph-properties fo:line-height="100.00%" fo:text-align="left" fo:margin-top="12.00pt" fo:margin-bottom="6.00pt"/>
    </style:style>
    <style:style style:name="P9" style:family="paragraph">
      <style:paragraph-properties fo:line-height="115.00%" fo:text-align="left" fo:margin-bottom="7.00pt"/>
    </style:style>
    <style:style style:name="P10" style:family="paragraph">
      <style:paragraph-properties fo:line-height="100.00%" fo:text-align="left" fo:margin-top="12.00pt" fo:margin-bottom="6.00pt"/>
    </style:style>
    <style:style style:name="P11" style:family="paragraph">
      <style:paragraph-properties fo:line-height="115.00%" fo:text-align="left" fo:margin-bottom="7.00pt"/>
    </style:style>
    <style:style style:name="P12" style:family="paragraph">
      <style:paragraph-properties fo:line-height="100.00%" fo:text-align="left" fo:margin-top="12.00pt" fo:margin-bottom="6.00pt"/>
    </style:style>
    <style:style style:name="P13" style:family="paragraph">
      <style:paragraph-properties fo:line-height="115.00%" fo:text-align="left" fo:margin-bottom="7.00pt"/>
    </style:style>
    <style:style style:name="P14" style:family="paragraph">
      <style:paragraph-properties fo:line-height="100.00%" fo:text-align="left" fo:margin-top="12.00pt" fo:margin-bottom="6.00pt"/>
    </style:style>
    <style:style style:name="P15" style:family="paragraph">
      <style:paragraph-properties fo:line-height="115.00%" fo:text-align="left" fo:margin-bottom="7.00pt"/>
    </style:style>
    <style:style style:name="P16" style:family="paragraph">
      <style:paragraph-properties fo:line-height="100.00%" fo:text-align="left" fo:margin-top="12.00pt" fo:margin-bottom="6.00pt"/>
    </style:style>
    <style:style style:name="P17" style:family="paragraph">
      <style:paragraph-properties fo:line-height="115.00%" fo:text-align="left" fo:margin-bottom="7.00pt"/>
    </style:style>
    <style:style style:name="P18" style:family="paragraph">
      <style:paragraph-properties fo:line-height="100.00%" fo:text-align="left" fo:margin-top="12.00pt" fo:margin-bottom="6.00pt"/>
    </style:style>
    <style:style style:name="P19" style:family="paragraph">
      <style:paragraph-properties fo:line-height="115.00%" fo:text-align="left" fo:margin-bottom="7.00pt"/>
    </style:style>
  </office:automatic-styles>
  <office:body>
    <office:text>
      <text:p text:style-name="P1"><text:span text:style-name="T1">The Resistance</text:span></text:p>
      <text:p text:style-name="P2"><text:span text:style-name="T2">Keerthan Boraiah</text:span></text:p>
      <text:p text:style-name="P3"><text:span text:style-name="T2">Summarize the paper in a paragraph of two. It should contain at least 70 and at most 150 words. You should motivate the research done, give some details about the experiments run and briefly mention the most important findings. </text:span></text:p>
      <text:p text:style-name="P4"><text:span text:style-name="T3">Introduction: </text:span></text:p>
      <text:p text:style-name="P5"><text:span text:style-name="T4">Initial introduction to the problem, motivation and outline for the rest of the paper.</text:span></text:p>
      <text:p text:style-name="P6"><text:span text:style-name="T5">The Resistance: </text:span></text:p>
      <text:p text:style-name="P7"><text:span text:style-name="T6">Brief description of the game, any literature review of what has been done in research before in this and similar games.</text:span></text:p>
      <text:p text:style-name="P8"><text:span text:style-name="T7">Background: </text:span></text:p>
      <text:p text:style-name="P9"><text:span text:style-name="T8">Explain the algorithm that the submitted agent’s technique is based upon, including literature review.</text:span></text:p>
      <text:p text:style-name="P10"><text:span text:style-name="T9">Techniques Implemented: </text:span></text:p>
      <text:p text:style-name="P11"><text:span text:style-name="T10">Explanation and description of the agent submitted, and possible variants. How do you value a state? (beliefs of other agents’ identity).</text:span></text:p>
      <text:p text:style-name="P12"><text:span text:style-name="T11">Experimental Study: </text:span></text:p>
      <text:p text:style-name="P13"><text:span text:style-name="T12">Describe the experimental study performed to obtain the final submitted agent (e.g., parameter tuning, effect on the results of adding different functionality to the agent, etc.).</text:span></text:p>
      <text:p text:style-name="P14"><text:span text:style-name="T13">Analysis: </text:span></text:p>
      <text:p text:style-name="P15"><text:span text:style-name="T14">Analysis of the development process, (what things worked, what didn’t work? Did something surprise you?)</text:span></text:p>
      <text:p text:style-name="P16"><text:span text:style-name="T15">Overall conclusions: </text:span></text:p>
      <text:p text:style-name="P17"><text:span text:style-name="T16">Problems and difficulties found, main take-aways) and potential future work. Note that conclusions must not be a reflection of what did the assignment mean for you as a student, but a critical summary of the work and findings of the project.</text:span></text:p>
      <text:p text:style-name="P18"><text:span text:style-name="T17">References </text:span></text:p>
      <text:p text:style-name="P19"><text:span text:style-name="T1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